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1204E90B4C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76cm" fo:margin-top="0cm" fo:margin-bottom="0cm" table:align="center" style:writing-mode="page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3.251cm"/>
    </style:style>
    <style:style style:name="Tabela1.C" style:family="table-column">
      <style:table-column-properties style:column-width="6.232cm"/>
    </style:style>
    <style:style style:name="Tabela1.D" style:family="table-column">
      <style:table-column-properties style:column-width="6.285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middle" fo:background-color="#bdd6ee" fo:padding-left="0.123cm" fo:padding-right="0.123cm" fo:padding-top="0cm" fo:padding-bottom="0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deeaf6" fo:padding-left="0.123cm" fo:padding-right="0.123cm" fo:padding-top="0cm" fo:padding-bottom="0cm" fo:border="0.5pt solid #000000">
        <style:background-image/>
      </style:table-cell-properties>
    </style:style>
    <style:style style:name="Tabela1.A3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.14" style:family="table-row">
      <style:table-row-properties style:min-row-height="0.499cm" fo:keep-together="auto"/>
    </style:style>
    <style:style style:name="Tabela1.A1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1.15" style:family="table-row">
      <style:table-row-properties style:min-row-height="0.492cm" fo:keep-together="auto"/>
    </style:style>
    <style:style style:name="Tabela1.33" style:family="table-row">
      <style:table-row-properties style:min-row-height="0.875cm" fo:keep-together="auto"/>
    </style:style>
    <style:style style:name="Tabela1.34" style:family="table-row">
      <style:table-row-properties style:min-row-height="0.871cm" fo:keep-together="auto"/>
    </style:style>
    <style:style style:name="Tabela1.42" style:family="table-row">
      <style:table-row-properties style:min-row-height="0.392cm" fo:keep-together="auto"/>
    </style:style>
    <style:style style:name="Tabela1.A4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a1.C4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.D4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ela1.A4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none">
        <style:background-image/>
      </style:table-cell-properties>
    </style:style>
    <style:style style:name="Tabela1.C43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ela1.D4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ela1.A4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44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1.D4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31c80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369cm" fo:text-align="justify" style:justify-single-word="false" fo:text-indent="-0.369cm" style:auto-text-indent="fals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0pt" style:font-size-asian="10pt" style:font-name-complex="Arial2"/>
    </style:style>
    <style:style style:name="P8" style:family="paragraph" style:parent-style-name="Standard">
      <style:paragraph-properties fo:text-align="center" style:justify-single-word="false"/>
      <style:text-properties officeooo:rsid="00131c80" officeooo:paragraph-rsid="00131c80"/>
    </style:style>
    <style:style style:name="P9" style:family="paragraph" style:parent-style-name="Standard">
      <style:paragraph-properties fo:text-align="center" style:justify-single-word="false"/>
      <style:text-properties officeooo:paragraph-rsid="00131c80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0pt" style:font-size-asian="10pt" style:font-name-complex="Arial2"/>
    </style:style>
    <style:style style:name="P11" style:family="paragraph" style:parent-style-name="Standard">
      <style:text-properties fo:font-size="11pt" style:font-size-asian="11pt" style:font-name-complex="Arial2" style:font-size-complex="11pt" style:font-weight-complex="bold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2e75b6"/>
      <style:paragraph-properties fo:text-align="start"/>
      <style:text-properties fo:font-size="18pt"/>
    </style:style>
    <style:style style:name="P14" style:family="paragraph" style:parent-style-name="Frame_20_contents">
      <style:paragraph-properties fo:margin-top="0.212cm" fo:margin-bottom="0cm" style:contextual-spacing="false" fo:text-align="end" style:justify-single-word="false"/>
    </style:style>
    <style:style style:name="T1" style:family="text">
      <style:text-properties fo:color="#000000" loext:opacity="100%" fo:font-size="10pt" fo:font-weight="bold" style:font-size-asian="10pt" style:font-weight-asian="bold" style:font-name-complex="Arial2" style:font-weight-complex="bold"/>
    </style:style>
    <style:style style:name="T2" style:family="text">
      <style:text-properties fo:color="#000000" loext:opacity="100%" fo:font-size="10pt" style:font-size-asian="10pt" style:font-name-complex="Arial2"/>
    </style:style>
    <style:style style:name="T3" style:family="text">
      <style:text-properties fo:color="#000000" loext:opacity="100%" fo:font-size="10pt" officeooo:rsid="00130831" style:font-size-asian="10pt" style:font-name-complex="Arial2"/>
    </style:style>
    <style:style style:name="T4" style:family="text">
      <style:text-properties fo:color="#000000" loext:opacity="100%" fo:font-family="'Segoe UI Symbol'" style:font-family-generic="swiss" style:font-pitch="variable" fo:font-size="10pt" officeooo:rsid="0011078b" style:font-family-asian="'MS Gothic'" style:font-family-generic-asian="system" style:font-pitch-asian="variable" style:font-size-asian="10pt" style:font-family-complex="'Segoe UI Symbol'" style:font-family-generic-complex="system" style:font-pitch-complex="variable"/>
    </style:style>
    <style:style style:name="T5" style:family="text">
      <style:text-properties fo:color="#000000" loext:opacity="100%" fo:font-family="'Segoe UI Symbol'" style:font-family-generic="swiss" style:font-pitch="variable" fo:font-size="10pt" style:font-family-asian="'MS Gothic'" style:font-family-generic-asian="system" style:font-pitch-asian="variable" style:font-size-asian="10pt" style:font-family-complex="'Segoe UI Symbol'" style:font-family-generic-complex="system" style:font-pitch-complex="variable"/>
    </style:style>
    <style:style style:name="T6" style:family="text">
      <style:text-properties fo:font-size="10pt" fo:background-color="#c0c0c0" loext:char-shading-value="0" style:font-size-asian="10pt" style:font-name-complex="Arial2"/>
    </style:style>
    <style:style style:name="T7" style:family="text">
      <style:text-properties fo:color="#000000" loext:opacity="100%" fo:font-size="10pt" officeooo:rsid="0015f0a2" style:font-size-asian="10pt" style:font-name-complex="Arial2"/>
    </style:style>
    <style:style style:name="T8" style:family="text">
      <style:text-properties fo:color="#000000" loext:opacity="100%" fo:font-size="10pt" officeooo:rsid="00131c80" fo:background-color="#c0c0c0" loext:char-shading-value="0" style:font-size-asian="10pt" style:font-name-complex="Arial2"/>
    </style:style>
    <style:style style:name="T9" style:family="text">
      <style:text-properties fo:color="#000000" loext:opacity="100%" fo:font-size="10pt" officeooo:rsid="00149964" style:font-size-asian="10pt" style:font-name-complex="Arial2"/>
    </style:style>
    <style:style style:name="T10" style:family="text">
      <style:text-properties fo:color="#000000" loext:opacity="100%" fo:font-size="10pt" officeooo:rsid="00172704" style:font-size-asian="10pt" style:font-name-complex="Arial2"/>
    </style:style>
    <style:style style:name="T11" style:family="text">
      <style:text-properties fo:color="#000000" loext:opacity="100%" fo:font-size="10pt" officeooo:rsid="0011078b" style:font-size-asian="10pt" style:font-name-complex="Arial2"/>
    </style:style>
    <style:style style:name="T12" style:family="text">
      <style:text-properties fo:color="#000000" loext:opacity="100%" fo:font-size="10pt" officeooo:rsid="0011078b" fo:background-color="#c0c0c0" loext:char-shading-value="0" style:font-size-asian="10pt" style:font-name-complex="Arial2"/>
    </style:style>
    <style:style style:name="T13" style:family="text">
      <style:text-properties fo:color="#000000" loext:opacity="100%" fo:font-size="10pt" officeooo:rsid="00131c80" style:font-size-asian="10pt" style:font-name-complex="Arial2"/>
    </style:style>
    <style:style style:name="T14" style:family="text">
      <style:text-properties fo:color="#000000" loext:opacity="100%" fo:font-size="10pt" style:text-underline-style="solid" style:text-underline-width="auto" style:text-underline-color="font-color" style:font-size-asian="10pt" style:font-name-complex="Arial2"/>
    </style:style>
    <style:style style:name="T15" style:family="text">
      <style:text-properties fo:color="#000000" loext:opacity="100%" fo:font-size="10pt" style:text-underline-style="solid" style:text-underline-width="auto" style:text-underline-color="font-color" fo:background-color="#c0c0c0" loext:char-shading-value="0" style:font-size-asian="10pt" style:font-name-complex="Arial2"/>
    </style:style>
    <style:style style:name="T16" style:family="text">
      <style:text-properties fo:font-size="8pt" style:text-underline-style="solid" style:text-underline-width="auto" style:text-underline-color="font-color" officeooo:rsid="00131c80" style:font-size-asian="8pt" style:font-name-complex="Arial2" style:font-size-complex="6pt"/>
    </style:style>
    <style:style style:name="T17" style:family="text">
      <style:text-properties fo:font-size="10pt" style:text-underline-style="solid" style:text-underline-width="auto" style:text-underline-color="font-color" fo:background-color="#c0c0c0" loext:char-shading-value="0" style:font-size-asian="10pt" style:font-name-complex="Arial2"/>
    </style:style>
    <style:style style:name="T18" style:family="text">
      <style:text-properties fo:font-size="8pt" style:text-underline-style="solid" style:text-underline-width="auto" style:text-underline-color="font-color" style:font-size-asian="8pt" style:font-name-complex="Arial2" style:font-size-complex="6pt"/>
    </style:style>
    <style:style style:name="T19" style:family="text">
      <style:text-properties fo:font-size="11pt" style:font-size-asian="11pt" style:font-name-complex="Arial2" style:font-size-complex="11pt" style:font-weight-complex="bold"/>
    </style:style>
    <style:style style:name="T20" style:family="text">
      <style:text-properties fo:color="#000000" loext:opacity="100%" style:font-name="Calibri" fo:font-size="10pt" style:font-size-asian="10pt" style:font-name-complex="Calibri1"/>
    </style:style>
    <style:style style:name="T21" style:family="text">
      <style:text-properties fo:font-weight="bold" style:font-weight-asian="bold" style:font-size-complex="12pt"/>
    </style:style>
    <style:style style:name="T22" style:family="text">
      <style:text-properties fo:font-variant="small-caps" fo:color="#ffffff" loext:opacity="100%" fo:font-weight="bold" style:font-weight-asian="bold" style:font-name-complex="Calibri1" style:font-size-complex="12pt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false" fo:min-height="0.76cm" fo:min-width="20.045cm" fo:padding-top="0cm" fo:padding-bottom="0cm" fo:padding-left="0.706cm" fo:padding-right="0.254cm" fo:wrap-option="wrap" loext:decorative="false" fo:margin-left="0cm" fo:margin-right="0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2e75b6" draw:stroke-linejoin="miter" svg:stroke-linecap="butt" draw:fill="solid" draw:fill-color="#2e75b6" draw:textarea-vertical-align="top" draw:auto-grow-height="false" fo:min-height="2.251cm" fo:min-width="21.19cm" fo:padding-top="0.125cm" fo:padding-bottom="0.125cm" fo:padding-left="0.25cm" fo:padding-right="0.25cm" fo:wrap-option="wrap" loext:decorative="false" fo:margin-left="0cm" fo:margin-right="0.062cm" fo:margin-top="0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7500"/>
        </loext:stroke-complex-color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1. Identificação da Unidade Consumidora (UC)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Standard" loext:marker-style-name="T2"><text:span text:style-name="T2">No caso de UC existente sem alteração da potência disponibilizada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Standard" loext:marker-style-name="T2"><text:span text:style-name="T2">1.1 Código da UC:</text:span><text:bookmark-start text:name="permission-for-group:1789680364:everyone"/><text:span text:style-name="T2"> </text:span><text:bookmark-end text:name="permission-for-group:1789680364:everyone"/><text:span text:style-name="T3">25837648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1" loext:marker-style-name="T2"><text:span text:style-name="T2">Somente nos casos de UC nova ou alteração de potência em UC existente (a distribuidora pode dispensar a apresentação total ou parcial destes itens)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1 Documentos de identificação do consumidor, conforme incisos I e II do art. 67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2 Endereço das instalações (ou número de identificação das instalações já existentes) e o endereço ou meio de comunicação para entrega da fatura, das correspondências e das notificaçõ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3 Declaração: a) descritiva da carga instalada; b) das demandas que pretende contratar, caso aplicável, detalhando a data de início do faturamento requerida e, se houver, o cronograma de acréscimo gradativo; c) da modalidade tarifária pretendida; e d) do benefício tarifário que tenha direito, com a respectiva documentação, a exceção das subclasses residencial baixa renda que deve observar o art. 200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4 Informação das cargas que possam provocar perturbações no sistema de distribui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5 Informação e documentação das atividades desenvolvidas nas instalaçõ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6 Apresentação de licença ou declaração emitida pelo órgão competente caso as instalações ou a extensão de rede de responsabilidade do consumidor e demais usuários ocuparem áreas protegidas pela legislação, tais como unidades de conservação, reservas legais, áreas de preservação permanente, territórios indígenas e quilombola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7 Documento com data que comprove a propriedade ou posse do imóvel onde será implantada a unidade</text:span><text:span text:style-name="T2"/></text:p>
            <text:p text:style-name="P1" loext:marker-style-name="T2"><text:span text:style-name="T2">consumidora com microgeração ou minigeração distribuída, e que, no caso de unidade flutuante, deve ser complementado por autorização, licença ou documento equivalente exigível pelas autoridades competentes para a instalação flutuante, observada a possibilidade de dispensa prevista no §5º do art. 67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8 Indicação de um ponto de conexão de interesse, da tensão de conexão, do número de fases e das características de qualidade desejadas, que devem ser objeto da análise de viabilidade e de custos pela distribuidora. (Opcional)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2. Dados Técnicos da Microgeração ou Minigeração Distribuída</text:span><text:span text:style-name="T1"/></text:p>
          </table:table-cell>
          <table:covered-table-cell/>
          <table:covered-table-cell/>
          <table:covered-table-cell/>
        </table:table-row>
        <table:table-row table:style-name="Tabela1.14">
          <table:table-cell table:style-name="Tabela1.A14" table:number-columns-spanned="2" office:value-type="string">
            <text:p text:style-name="P2" loext:marker-style-name="T2"><text:span text:style-name="T2">2.1 Tipo de fonte primária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loext:content-control loext:checkbox="true" loext:checked="true" loext:checked-state="☒" loext:unchecked-state="☐" loext:id="-367914999"><text:bookmark-start text:name="permission-for-group:23343713:everyone"/><text:span text:style-name="T4">☒</text:span><text:bookmark-end text:name="permission-for-group:23343713:everyone"/></loext:content-control><text:span text:style-name="T2"> Solar fotovoltaica <text:s text:c="3"/></text:span><loext:content-control loext:checkbox="true" loext:checked-state="☒" loext:unchecked-state="☐" loext:id="-1953390304"><text:bookmark-start text:name="permission-for-group:821311399:everyone"/><text:span text:style-name="T5">☐</text:span><text:bookmark-end text:name="permission-for-group:821311399:everyone"/></loext:content-control><text:span text:style-name="T2"> Hidráulica <text:s text:c="3"/></text:span><loext:content-control loext:checkbox="true" loext:checked-state="☒" loext:unchecked-state="☐" loext:id="108097561"><text:bookmark-start text:name="permission-for-group:1106445720:everyone"/><text:span text:style-name="T5">☐</text:span><text:bookmark-end text:name="permission-for-group:1106445720:everyone"/></loext:content-control><text:span text:style-name="T2"> Eólica <text:s text:c="3"/></text:span><loext:content-control loext:checkbox="true" loext:checked-state="☒" loext:unchecked-state="☐" loext:id="1517508299"><text:bookmark-start text:name="permission-for-group:1779375845:everyone"/><text:span text:style-name="T5">☐</text:span><text:bookmark-end text:name="permission-for-group:1779375845:everyone"/></loext:content-control><text:span text:style-name="T2"> Biomassa </text:span></text:p>
            <text:p text:style-name="P2" loext:marker-style-name="T2"><loext:content-control loext:checkbox="true" loext:checked-state="☒" loext:unchecked-state="☐" loext:id="-550385855"><text:bookmark-start text:name="permission-for-group:2109174944:everyone"/><text:span text:style-name="T5">☐</text:span><text:bookmark-end text:name="permission-for-group:2109174944:everyone"/></loext:content-control><text:span text:style-name="T2"> Cogeração qualificada <text:s/></text:span></text:p>
            <text:p text:style-name="P2" loext:marker-style-name="T2"><loext:content-control loext:checkbox="true" loext:checked-state="☒" loext:unchecked-state="☐" loext:id="713777073"><text:bookmark-start text:name="permission-for-group:1548048208:everyone"/><text:span text:style-name="T5">☐</text:span><text:bookmark-end text:name="permission-for-group:1548048208:everyone"/></loext:content-control><text:span text:style-name="T2"> Outra (especificar): </text:span><text:bookmark-start text:name="permission-for-group:753932140:everyone"/><text:span text:style-name="T6">Informar</text:span><text:bookmark-end text:name="permission-for-group:753932140:everyone"/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2 Potência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text:span text:style-name="T7">4.5 K</text:span><text:span text:style-name="T2">W (Valor de potência instalada total de geração, em kW)</text:span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3 Tipo de geração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loext:content-control loext:checkbox="true" loext:checked-state="☒" loext:unchecked-state="☐" loext:id="933561966"><text:bookmark-start text:name="permission-for-group:352387782:everyone"/><text:span text:style-name="T5">☐</text:span><text:bookmark-end text:name="permission-for-group:352387782:everyone"/></loext:content-control><text:span text:style-name="T2"> Empregando máquina síncrona sem conversor</text:span></text:p>
            <text:p text:style-name="P2" loext:marker-style-name="T2"><loext:content-control loext:checkbox="true" loext:checked="true" loext:checked-state="☒" loext:unchecked-state="☐" loext:id="-947841001"><text:bookmark-start text:name="permission-for-group:322664022:everyone"/><text:span text:style-name="T4">☒</text:span><text:bookmark-end text:name="permission-for-group:322664022:everyone"/></loext:content-control><text:span text:style-name="T2"> Empregando conversor eletrônico/inversor</text:span></text:p>
            <text:p text:style-name="P2" loext:marker-style-name="T2"><loext:content-control loext:checkbox="true" loext:checked-state="☒" loext:unchecked-state="☐" loext:id="-2131778156"><text:bookmark-start text:name="permission-for-group:347341827:everyone"/><text:span text:style-name="T5">☐</text:span><text:bookmark-end text:name="permission-for-group:347341827:everyone"/></loext:content-control><text:span text:style-name="T2"> Mista </text:span></text:p>
            <text:p text:style-name="P2" loext:marker-style-name="T2"><loext:content-control loext:checkbox="true" loext:checked-state="☒" loext:unchecked-state="☐" loext:id="612941577"><text:bookmark-start text:name="permission-for-group:1123036227:everyone"/><text:span text:style-name="T5">☐</text:span><text:bookmark-end text:name="permission-for-group:1123036227:everyone"/></loext:content-control><text:span text:style-name="T2"> Outra (especificar): </text:span><text:bookmark-start text:name="permission-for-group:1598895960:everyone"/><text:span text:style-name="T6">Informar</text:span><text:bookmark-end text:name="permission-for-group:1598895960:everyone"/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4 Dados do inversor (se houver)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3" loext:marker-style-name="T2"><text:span text:style-name="T2">Fabricante: </text:span><text:span text:style-name="T8">DEYE</text:span></text:p>
            <text:p text:style-name="P3" loext:marker-style-name="T2"><text:span text:style-name="T2">Modelo:</text:span><text:bookmark-start text:name="permission-for-group:672728381:everyone"/><text:span text:style-name="T2"> </text:span><text:bookmark-end text:name="permission-for-group:672728381:everyone"/><text:span text:style-name="T9">SUN-M220/225G4-EU-Q0 2.25KW</text:span></text:p>
            <text:p text:style-name="P4" loext:marker-style-name="T2"><text:span text:style-name="T2">Quantidade instalada: </text:span><text:span text:style-name="T10">2</text:span></text:p>
            <text:p text:style-name="P4" loext:marker-style-name="T2"><text:span text:style-name="T2">Tensão nominal de conexão à rede: </text:span><text:bookmark-start text:name="permission-for-group:1226973701:everyone"/><text:span text:style-name="T11">1</text:span><text:bookmark-end text:name="permission-for-group:1226973701:everyone"/><text:span text:style-name="T12">27/220</text:span></text:p>
            <text:p text:style-name="P4" loext:marker-style-name="T2"><text:span text:style-name="T2">Potência nominal de conexão à rede: </text:span><text:span text:style-name="T12"><text:s/></text:span><text:span text:style-name="T8">4.5 kW</text:span></text:p>
            <text:p text:style-name="P4" loext:marker-style-name="T2"><text:span text:style-name="T2">(caso sejam empregados mais de um modelo de conversor, replicar as informações acima para os outros modelos)</text:span><text:span text:style-name="T2"/></text:p>
          </table:table-cell>
          <table:covered-table-cell/>
        </table:table-row>
        <table:table-row table:style-name="Tabela1.15">
          <table:table-cell table:style-name="Tabela1.A3" table:number-columns-spanned="2" office:value-type="string">
            <text:p text:style-name="P2" loext:marker-style-name="T2"><text:span text:style-name="T2">2.5 Modalidade de Compensação de Excedentes</text:span><text:span text:style-name="T2"/></text:p>
          </table:table-cell>
          <table:covered-table-cell/>
          <table:table-cell table:style-name="Tabela1.A3" table:number-columns-spanned="2" office:value-type="string">
            <text:p text:style-name="P2" loext:marker-style-name="T2"><loext:content-control loext:checkbox="true" loext:checked="true" loext:checked-state="☒" loext:unchecked-state="☐" loext:id="-1915845247"><text:bookmark-start text:name="permission-for-group:1091776129:everyone"/><text:span text:style-name="T4">☒</text:span><text:bookmark-end text:name="permission-for-group:1091776129:everyone"/></loext:content-control><text:span text:style-name="T2"> Autoconsumo local</text:span></text:p>
            <text:p text:style-name="P2" loext:marker-style-name="T2"><loext:content-control loext:checkbox="true" loext:checked-state="☒" loext:unchecked-state="☐" loext:id="-1051685872"><text:bookmark-start text:name="permission-for-group:653939384:everyone"/><text:span text:style-name="T5">☐</text:span><text:bookmark-end text:name="permission-for-group:653939384:everyone"/></loext:content-control><text:span text:style-name="T2"> Autoconsumo remoto</text:span></text:p>
            <text:p text:style-name="P2" loext:marker-style-name="T2"><loext:content-control loext:checkbox="true" loext:checked-state="☒" loext:unchecked-state="☐" loext:id="1973325737"><text:bookmark-start text:name="permission-for-group:1299660598:everyone"/><text:span text:style-name="T5">☐</text:span><text:bookmark-end text:name="permission-for-group:1299660598:everyone"/></loext:content-control><text:span text:style-name="T2"> Múltiplas Unidades Consumidoras </text:span></text:p>
            <text:p text:style-name="P2" loext:marker-style-name="T2"><loext:content-control loext:checkbox="true" loext:checked-state="☒" loext:unchecked-state="☐" loext:id="1997999700"><text:bookmark-start text:name="permission-for-group:279647513:everyone"/><text:span text:style-name="T5">☐</text:span><text:bookmark-end text:name="permission-for-group:279647513:everyone"/></loext:content-control><text:span text:style-name="T2"> Geração compartilhada</text:span></text:p>
          </table:table-cell>
          <table:covered-table-cell/>
        </table:table-row>
        <table:table-row table:style-name="Tabela1.15">
          <table:table-cell table:style-name="Tabela1.A3" table:number-columns-spanned="2" office:value-type="string">
            <text:p text:style-name="P2" loext:marker-style-name="T2"><text:span text:style-name="T2">2.6 Armazenamento</text:span><text:span text:style-name="T2"/></text:p>
            <text:p text:style-name="P2" loext:marker-style-name="T2"><text:span text:style-name="T2">(se houver):</text:span><text:span text:style-name="T2"/></text:p>
          </table:table-cell>
          <table:covered-table-cell/>
          <table:table-cell table:style-name="Tabela1.A3" table:number-columns-spanned="2" office:value-type="string">
            <text:p text:style-name="P2" loext:marker-style-name="T2"><text:bookmark-start text:name="permission-for-group:528818678:everyone"/><text:span text:style-name="T6">Informar</text:span><text:bookmark-end text:name="permission-for-group:528818678:everyone"/><text:span text:style-name="T2"> (Descrição do Sistema de Armazenamento - “bateria”)</text:span></text:p>
          </table:table-cell>
          <table:covered-table-cell/>
        </table:table-row>
        <text:soft-page-break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3. Documentação Técnica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 Documento de responsabilidade técnica (projeto e execução) do conselho profissional competente, que identifique o número do registro válido e o nome do responsável técnico, o local da obra ou serviço e as atividades profissionais desenvolvidas, caso seja exigível na legislação específica e na forma prevista nessa legisla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2 Indicação do local do padrão ou da subestação de entrada no imóvel, exclusivamente nos casos em que ainda não estiverem instalados e existir previsão de necessidade de aprovação prévia de projeto na norma técnica da distribuidora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3 Diagrama unifilar e de blocos e memorial descritivo do sistema de geração e prote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4 Relatório de ensaio, em língua portuguesa, atestando a conformidade de todos os conversores de potência para a tensão nominal de conexão com a rede, sempre que houver a utilização de conversor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5 Dados necessários ao registro da central geradora distribuída conforme disponível no site da ANEEL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6 Lista de unidades consumidoras participantes do sistema de compensação, indicando o percentual ou a ordem de utilização dos excedentes. (Opciona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7 Cópia de instrumento jurídico que comprove a participação dos integrantes para os casos de múltiplas unidades consumidoras e geração compartilhada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8 Documento que comprove o reconhecimento, pela ANEEL, da cogeração qualificada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9 Dados de segurança das barragens no caso do uso de sistemas com fontes hídricas, conforme Resolução Normativa nº 696/2015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0 Para centrais fotovoltaicas enquadradas como despacháveis, comprovação de que o sistema de armazenamento atende o disposto no art. 655-B da Resolução Normativa nº 1.000/2021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1 Documento que comprove o aporte da Garantia de Fiel Cumprimento, se aplicável, conforme previsto no art. 655-C da Resolução Normativa nº 1.000/2021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4. Solicitações e Declarações</text:span><text:span text:style-name="T1"/></text:p>
          </table:table-cell>
          <table:covered-table-cell/>
          <table:covered-table-cell/>
          <table:covered-table-cell/>
        </table:table-row>
        <table:table-row table:style-name="Tabela1.33">
          <table:table-cell table:style-name="Tabela1.A14" office:value-type="string">
            <text:p text:style-name="P5" loext:marker-style-name="T2"><loext:content-control loext:checkbox="true" loext:checked-state="☒" loext:unchecked-state="☐" loext:id="250703482"><text:bookmark-start text:name="permission-for-group:242712514:everyone"/><text:span text:style-name="T5">☐</text:span><text:bookmark-end text:name="permission-for-group:242712514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1 Solicito que a contagem do prazo para realização da vistoria pela distribuidora, conforme art. 68 da Resolução Normativa nº 1.000/2021, inicie-se somente após minha solicitação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692927958"><text:bookmark-start text:name="permission-for-group:211906027:everyone"/><text:span text:style-name="T5">☐</text:span><text:bookmark-end text:name="permission-for-group:211906027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2 Renuncio ao direito de desistir do orçamento de conexão nos termos dos §§ 7º e 8º do art. 89 da Resolução Normativa nº 1.000/2021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199622231"><text:bookmark-start text:name="permission-for-group:1599503060:everyone"/><text:span text:style-name="T5">☐</text:span><text:bookmark-end text:name="permission-for-group:1599503060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3 Autorizo a distribuidora a entregar junto com o orçamento de conexão os contratos e o documento ou meio para pagamento de custos de minha responsabilidade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="true" loext:checked-state="☒" loext:unchecked-state="☐" loext:id="1831094143"><text:bookmark-start text:name="permission-for-group:1756061744:everyone"/><text:span text:style-name="T4">☒</text:span><text:bookmark-end text:name="permission-for-group:1756061744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4 Declaro que as instalações internas da minha unidade consumidora, incluindo a geração distribuída, atendem às normas e padrões da distribuidora, às normas da Associação Brasileira de Normas Técnicas - ABNT e às normas dos órgãos oficiais competentes, e ao art. 8º da Lei nº 9.074, de 1995, naquilo que for aplicável. (Obrigatório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74288066"><text:bookmark-start text:name="permission-for-group:1058366408:everyone"/><text:span text:style-name="T5">☐</text:span><text:bookmark-end text:name="permission-for-group:1058366408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5 Solicito dispensa da análise de inversão de fluxo por enquadramento no art. 73-A, na seguinte regra: (Opcional)</text:span><text:span text:style-name="T2"/></text:p>
            <text:p text:style-name="P6" loext:marker-style-name="T2"><loext:content-control loext:checkbox="true" loext:checked-state="☒" loext:unchecked-state="☐" loext:id="705527585"><text:bookmark-start text:name="permission-for-group:1022977929:everyone"/><text:span text:style-name="T5">☐</text:span><text:bookmark-end text:name="permission-for-group:1022977929:everyone"/></loext:content-control><text:span text:style-name="T2"> <text:s/>4.5.1 não injeção na rede de distribuição de energia elétrica (“Grid Zero”).</text:span></text:p>
            <text:p text:style-name="P6" loext:marker-style-name="T2"><loext:content-control loext:checkbox="true" loext:checked-state="☒" loext:unchecked-state="☐" loext:id="1243836870"><text:bookmark-start text:name="permission-for-group:512521297:everyone"/><text:span text:style-name="T5">☐</text:span><text:bookmark-end text:name="permission-for-group:512521297:everyone"/></loext:content-control><text:span text:style-name="T2"> 4.5.2 enquadramento nos critérios de gratuidade da REN 1.000/2021 e potência de geração compatível com o consumo no horário de geração.</text:span></text:p>
            <text:p text:style-name="P6" loext:marker-style-name="T2"><loext:content-control loext:checkbox="true" loext:checked-state="☒" loext:unchecked-state="☐" loext:id="753407676"><text:bookmark-start text:name="permission-for-group:705888526:everyone"/><text:span text:style-name="T5">☐</text:span><text:bookmark-end text:name="permission-for-group:705888526:everyone"/></loext:content-control><text:span text:style-name="T2"> 4.5.3 modalidade autoconsumo local, com potência instalada de geração igual ou inferior a 7,5 kW, observado o item 6.</text:span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="true" loext:checked-state="☒" loext:unchecked-state="☐" loext:id="-591864175"><text:bookmark-start text:name="permission-for-group:1859009132:everyone"/><text:span text:style-name="T4">☒</text:span><text:bookmark-end text:name="permission-for-group:1859009132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6 Declaro, para todos os fins, que todas as informações prestadas neste documento são verdadeiras. (Obrigatório)</text:span><text:span text:style-name="T2"/>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5. Identificação do solicitante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5.1 Nome do consumidor ou de seu representante:</text:span><text:bookmark-start text:name="permission-for-group:132653521:everyone"/><text:span text:style-name="T2"> </text:span><text:bookmark-end text:name="permission-for-group:132653521:everyone"/><text:span text:style-name="T13">João Marques de Souza Junior / 446.790.168-09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5.2 Informações para contato (telefone/e-mail): </text:span><text:span text:style-name="T13">(17) 9810-3483 / joao.souza.ti@outlook.com</text:span></text:p>
          </table:table-cell>
          <table:covered-table-cell/>
          <table:covered-table-cell/>
          <table:covered-table-cell/>
        </table:table-row>
        <table:table-row table:style-name="Tabela1.42">
          <table:table-cell table:style-name="Tabela1.A42" table:number-columns-spanned="2" office:value-type="string">
            <text:p text:style-name="P7" loext:marker-style-name="T2"/>
          </table:table-cell>
          <table:covered-table-cell/>
          <table:table-cell table:style-name="Tabela1.C42" office:value-type="string">
            <text:p text:style-name="P7" loext:marker-style-name="T2"/>
          </table:table-cell>
          <table:table-cell table:style-name="Tabela1.D42" office:value-type="string">
            <text:p text:style-name="P7" loext:marker-style-name="T2"/>
          </table:table-cell>
        </table:table-row>
        <table:table-row table:style-name="Tabela1.42">
          <table:table-cell table:style-name="Tabela1.A43" table:number-columns-spanned="2" office:value-type="string">
            <text:p text:style-name="P8" loext:marker-style-name="T14"><text:span text:style-name="T15">Guaíra-SP</text:span></text:p>
          </table:table-cell>
          <table:covered-table-cell/>
          <table:table-cell table:style-name="Tabela1.C43" office:value-type="string">
            <text:p text:style-name="P9" loext:marker-style-name="T14"><text:span text:style-name="Placeholder_20_Text"><text:span text:style-name="T16">16 de abril de 2025</text:span></text:span></text:p>
          </table:table-cell>
          <table:table-cell table:style-name="Tabela1.D43" office:value-type="string">
            <text:p text:style-name="P5" loext:marker-style-name="T14"><text:span text:style-name="T15"/></text:p>
          </table:table-cell>
        </table:table-row>
        <table:table-row table:style-name="Tabela1.42">
          <table:table-cell table:style-name="Tabela1.A44" table:number-columns-spanned="2" office:value-type="string">
            <text:p text:style-name="P5" loext:marker-style-name="T2"><text:span text:style-name="T2">Local</text:span><text:span text:style-name="T2"/></text:p>
          </table:table-cell>
          <table:covered-table-cell/>
          <table:table-cell table:style-name="Tabela1.C44" office:value-type="string">
            <text:p text:style-name="P5" loext:marker-style-name="T2"><text:span text:style-name="T2">Data</text:span><text:span text:style-name="T2"/></text:p>
          </table:table-cell>
          <table:table-cell table:style-name="Tabela1.D44" office:value-type="string">
            <text:p text:style-name="P5" loext:marker-style-name="T2"><text:span text:style-name="T2">Assinatura do Responsável</text:span><text:span text:style-name="T2"/></text:p>
          </table:table-cell>
        </table:table-row>
        <table:table-row table:style-name="Tabela1.42">
          <table:table-cell table:style-name="Tabela1.C42" table:number-columns-spanned="2" office:value-type="string">
            <text:p text:style-name="P7" loext:marker-style-name="T2"/>
            <text:p text:style-name="P7" loext:marker-style-name="T2"/>
            <text:p text:style-name="P7" loext:marker-style-name="T2"/>
            <text:p text:style-name="P10" loext:marker-style-name="T2"/>
            <text:p text:style-name="P7" loext:marker-style-name="T2"/>
          </table:table-cell>
          <table:covered-table-cell/>
          <table:table-cell table:style-name="Tabela1.C42" office:value-type="string">
            <text:p text:style-name="P7" loext:marker-style-name="T2"/>
          </table:table-cell>
          <table:table-cell table:style-name="Tabela1.C42" office:value-type="string">
            <text:p text:style-name="P7" loext:marker-style-name="T2"/>
          </table:table-cell>
        </table:table-row>
        <text:soft-page-break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6. Termo de Aceite das condições para afastamento da análise de inversão de fluxo (Opcional)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4" table:number-columns-spanned="4" office:value-type="string">
            <text:p text:style-name="P1" loext:marker-style-name="T2"><text:span text:style-name="T2">Solicito o afastamento da análise de inversão de fluxo, nos termos do inciso III do caput do art. 73-A da Resolução Normativa nº 1.000/2021, e declaro estar ciente de que: </text:span><text:span text:style-name="T2"/></text:p>
            <text:p text:style-name="P1" loext:marker-style-name="T2"><text:span text:style-name="T2">1) a unidade consumidora será enquadrada na modalidade autoconsumo local;</text:span><text:span text:style-name="T2"/></text:p>
            <text:p text:style-name="P1" loext:marker-style-name="T2"><text:span text:style-name="T2">2) fica vedada, em qualquer hipótese, a alocação ou realocação de excedentes ou de créditos de energia em unidade consumidora distinta de onde ocorreu a geração de energia elétrica, afastando-se as disposições de que trata o art. 655-M da Resolução Normativa nº 1.000/2021; e</text:span><text:span text:style-name="T2"/></text:p>
            <text:p text:style-name="P1" loext:marker-style-name="T2"><text:span text:style-name="T2">3) para alteração de enquadramento da modalidade da microgeração deverá ser encerrado o contrato e solicitado novo orçamento de conexão, vedada a aplicação do art. 655-M.</text:span><text:span text:style-name="T2"/></text:p>
            <text:p text:style-name="P1" loext:marker-style-name="T2"><text:span text:style-name="T2">Declaro também reconhecer que essa opção é irrevogável e irretratável, implicando no meu dever de observar o que estabelece o art. 73-A da referida Resolução. </text:span><text:span text:style-name="T2"/></text:p>
            <text:p text:style-name="P10" loext:marker-style-name="T2"/>
          </table:table-cell>
          <table:covered-table-cell/>
          <table:covered-table-cell/>
          <table:covered-table-cell/>
        </table:table-row>
        <table:table-row table:style-name="Tabela1.42">
          <table:table-cell table:style-name="Tabela1.A43" table:number-columns-spanned="2" office:value-type="string">
            <text:p text:style-name="P7" loext:marker-style-name="T2"/>
          </table:table-cell>
          <table:covered-table-cell/>
          <table:table-cell table:style-name="Tabela1.C43" office:value-type="string">
            <text:p text:style-name="P7" loext:marker-style-name="T2"/>
          </table:table-cell>
          <table:table-cell table:style-name="Tabela1.D43" office:value-type="string">
            <text:p text:style-name="P7" loext:marker-style-name="T2"/>
          </table:table-cell>
        </table:table-row>
        <table:table-row table:style-name="Tabela1.42">
          <table:table-cell table:style-name="Tabela1.A43" table:number-columns-spanned="2" office:value-type="string">
            <text:p text:style-name="P5" loext:marker-style-name="T14"><text:bookmark-start text:name="permission-for-group:741475795:everyone"/><text:span text:style-name="T17">Informar</text:span><text:bookmark-end text:name="permission-for-group:741475795:everyone"/><text:span text:style-name="T15"/></text:p>
          </table:table-cell>
          <table:covered-table-cell/>
          <table:table-cell table:style-name="Tabela1.C43" office:value-type="string">
            <text:p text:style-name="P5" loext:marker-style-name="T14"><field:fieldmark-start text:name="__Fieldmark__732_3932970804" field:type="vnd.oasis.opendocument.field.FORMDATE"><field:param field:name="DateField_DateFormat" field:value="dd/MM/yyyy"/><field:param field:name="DateField_DateFormat_Language" field:value="pt-BR"/></field:fieldmark-start><field:fieldmark-separator/><text:span text:style-name="Placeholder_20_Text"><text:span text:style-name="T18">Clique ou toque aqui para inserir uma data.</text:span></text:span><field:fieldmark-end/><text:bookmark text:name="permission-for-group:707080078:everyone"/></text:p>
          </table:table-cell>
          <table:table-cell table:style-name="Tabela1.D43" office:value-type="string">
            <text:p text:style-name="P5" loext:marker-style-name="T14"><text:bookmark-start text:name="permission-for-group:1798635532:everyone"/><text:span text:style-name="T17">Inserir</text:span><text:bookmark-end text:name="permission-for-group:1798635532:everyone"/><text:span text:style-name="T15"/></text:p>
          </table:table-cell>
        </table:table-row>
        <table:table-row table:style-name="Tabela1.42">
          <table:table-cell table:style-name="Tabela1.A43" table:number-columns-spanned="2" office:value-type="string">
            <text:p text:style-name="P5" loext:marker-style-name="T2"><text:span text:style-name="T2">Local</text:span><text:span text:style-name="T2"/></text:p>
          </table:table-cell>
          <table:covered-table-cell/>
          <table:table-cell table:style-name="Tabela1.C43" office:value-type="string">
            <text:p text:style-name="P5" loext:marker-style-name="T2"><text:span text:style-name="T2">Data</text:span><text:span text:style-name="T2"/></text:p>
          </table:table-cell>
          <table:table-cell table:style-name="Tabela1.D43" office:value-type="string">
            <text:p text:style-name="P5" loext:marker-style-name="T2"><text:span text:style-name="T2">Assinatura do Responsável</text:span><text:span text:style-name="T2"/></text:p>
          </table:table-cell>
        </table:table-row>
        <table:table-row table:style-name="Tabela1.42">
          <table:table-cell table:style-name="Tabela1.A44" table:number-columns-spanned="2" office:value-type="string">
            <text:p text:style-name="P7" loext:marker-style-name="T2"/>
          </table:table-cell>
          <table:covered-table-cell/>
          <table:table-cell table:style-name="Tabela1.C44" office:value-type="string">
            <text:p text:style-name="P7" loext:marker-style-name="T2"/>
          </table:table-cell>
          <table:table-cell table:style-name="Tabela1.D44" office:value-type="string">
            <text:p text:style-name="P7" loext:marker-style-name="T2"><text:bookmark text:name="_Hlk173753943"/></text:p>
          </table:table-cell>
        </table:table-row>
      </table:table>
      <text:p text:style-name="P11" loext:marker-style-name="T19"/>
      <text:p text:style-name="P11" loext:marker-style-name="T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19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0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List" style:family="paragraph" style:parent-style-name="Standard" style:class="list">
      <style:paragraph-properties fo:margin-left="0.635cm" fo:text-indent="-0.635cm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keep-with-next="always"/>
      <style:text-properties fo:font-size="11pt" fo:font-weight="bold" style:font-size-asian="11pt" style:font-weight-asian="bold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left="0.794cm" fo:text-indent="-0.794cm" style:auto-text-indent="false" fo:keep-with-next="always"/>
      <style:text-properties style:text-underline-style="solid" style:text-underline-width="auto" style:text-underline-color="font-color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left="0.997cm" fo:text-indent="-0.785cm" style:auto-text-indent="false" fo:keep-with-next="always"/>
      <style:text-properties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text-align="center" style:justify-single-word="false"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chapter">
      <style:paragraph-properties fo:margin-left="0.794cm" fo:text-indent="-0.794cm" style:auto-text-indent="false"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chapter">
      <style:paragraph-properties fo:margin-left="0.794cm" fo:text-indent="-0.794cm" style:auto-text-indent="false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chapter">
      <style:paragraph-properties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751cm" fo:text-indent="-0.751cm" style:auto-text-indent="false">
        <style:tab-stops>
          <style:tab-stop style:position="0.751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Body_20_Text_20_Indent_20_2" style:display-name="Body Text Indent 2" style:family="paragraph" style:parent-style-name="Standard">
      <style:paragraph-properties fo:margin-left="0.794cm" fo:text-indent="-0.794cm" style:auto-text-indent="false"/>
      <style:text-properties style:font-name-complex="Arial2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>
      <style:paragraph-properties fo:margin-left="0.997cm" fo:text-indent="-0.785cm" style:auto-text-indent="false"/>
      <style:text-properties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>
        <style:tab-stops>
          <style:tab-stop style:position="1.058cm"/>
          <style:tab-stop style:position="16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top="0.212cm" fo:margin-bottom="0cm" style:contextual-spacing="false">
        <style:tab-stops>
          <style:tab-stop style:position="16.484cm" style:type="right" style:leader-style="dotted" style:leader-text="."/>
        </style:tab-stops>
      </style:paragraph-properties>
      <style:text-properties fo:font-size="11pt" style:font-size-asian="11pt"/>
    </style:style>
    <style:style style:name="List_20_1" style:display-name="List 1" style:family="paragraph" style:parent-style-name="List" style:auto-update="true" style:class="list">
      <style:paragraph-properties fo:margin-left="1.27cm" fo:margin-top="0cm" fo:margin-bottom="0.282cm" style:contextual-spacing="false"/>
    </style:style>
    <style:style style:name="List_20_2_20__28_WW_29_" style:display-name="List 2 (WW)" style:family="paragraph" style:parent-style-name="List">
      <style:paragraph-properties fo:margin-left="1.905cm" fo:margin-top="0cm" fo:margin-bottom="0.141cm" style:contextual-spacing="false">
        <style:tab-stops>
          <style:tab-stop style:position="1.905cm"/>
        </style:tab-stops>
      </style:paragraph-properties>
    </style:style>
    <style:style style:name="List_20_2_20_Cont." style:display-name="List 2 Cont." style:family="paragraph" style:parent-style-name="List_20_1_20_Cont." style:class="list">
      <style:paragraph-properties fo:margin-left="1.905cm" fo:margin-top="0cm" fo:margin-bottom="0.282cm" style:contextual-spacing="false" fo:text-indent="-0.635cm" style:auto-text-indent="false"/>
    </style:style>
    <style:style style:name="List_20_1_20_Cont." style:display-name="List 1 Cont." style:family="paragraph" style:parent-style-name="Standard" style:class="list">
      <style:paragraph-properties fo:margin-left="0.499cm" fo:margin-top="0cm" fo:margin-bottom="0.212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/>
    </style:style>
    <style:style style:name="Marginalia" style:family="paragraph" style:parent-style-name="Standard" loext:linked-style-name="Texto_20_de_20_comentário_20_Char1" style:class="text"/>
    <style:style style:name="Contents_20_8" style:display-name="Contents 8" style:family="paragraph" style:parent-style-name="Standard" style:next-style-name="Standard" style:auto-update="true" style:class="index">
      <style:paragraph-properties fo:margin-left="2.469cm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style:font-size-complex="12pt"/>
    </style:style>
    <style:style style:name="Título_20_das_20_tarefas" style:display-name="Título das tarefas" style:family="paragraph" style:parent-style-name="Heading_20_1" loext:linked-style-name="Título_20_das_20_tarefas_20_Char">
      <style:paragraph-properties fo:margin-right="0.21cm"/>
      <style:text-properties style:font-name="Tahoma" fo:font-family="Tahoma" style:font-family-generic="swiss" style:font-pitch="variable" fo:font-size="15pt" style:font-size-asian="15pt" style:font-name-complex="Tahoma1" style:font-family-complex="Tahoma" style:font-family-generic-complex="system" style:font-pitch-complex="variable"/>
    </style:style>
    <style:style style:name="Texto_20_introdução" style:display-name="Texto introdução" style:family="paragraph" style:parent-style-name="Standard" loext:linked-style-name="Texto_20_introdução_20_Char_20_Char">
      <style:paragraph-properties fo:margin-right="0.501cm" fo:line-height="0.6cm" fo:text-align="justify" style:justify-single-word="false"/>
      <style:text-properties style:font-name="Tahoma" fo:font-family="Tahoma" style:font-family-generic="swiss" style:font-pitch="variable" fo:font-size="11pt" style:font-size-asian="11pt" style:language-asian="en" style:country-asian="US" style:font-name-complex="Tahoma1" style:font-family-complex="Tahoma" style:font-family-generic-complex="system" style:font-pitch-complex="variable" style:font-size-complex="10.5pt"/>
    </style:style>
    <style:style style:name="List_20_Paragraph" style:display-name="List Paragraph" style:family="paragraph" style:parent-style-name="Standard" loext:linked-style-name="Parágrafo_20_da_20_Lista_20_Char">
      <style:paragraph-properties fo:margin-left="1.27cm" fo:margin-top="0cm" fo:margin-bottom="0cm" style:contextual-spacing="tru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1" fo:font-family="Arial" style:font-family-generic="swiss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/>
      <style:text-properties fo:color="#365f91" loext:opacity="100%" style:font-name="Cambria" fo:font-family="Cambria" style:font-family-generic="roman" style:font-pitch="variable" fo:font-size="14pt" fo:font-weight="normal" style:font-size-asian="14pt" style:font-weight-asian="normal" style:font-size-complex="14pt" style:font-weight-complex="bold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loext:linked-style-name="Texto_20_de_20_nota_20_de_20_rodapé_20_Char" style:class="extra">
      <style:text-properties style:font-name="Times New Roman" fo:font-family="'Times New Roman'" style:font-family-generic="roman" style:font-pitch="variable" fo:font-size="10pt" style:font-size-asian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style:font-name="Times New Roman" fo:font-family="'Times New Roman'" style:font-family-generic="roman" style:font-pitch="variable" fo:font-size="10pt" fo:font-weight="bold" style:font-size-asian="10pt" style:font-weight-asian="bold" style:font-weight-complex="bold"/>
    </style:style>
    <style:style style:name="Endnote" style:family="paragraph" style:parent-style-name="Standard" loext:linked-style-name="Texto_20_de_20_nota_20_de_20_fim_20_Char" style:class="extra">
      <style:text-properties fo:font-size="10pt" style:font-size-asian="10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style:font-name="Arial1" fo:font-family="Arial" style:font-family-generic="swiss" style:font-pitch="variable" fo:font-size="12pt" style:font-size-asian="12pt"/>
    </style:style>
    <style:style style:name="Page_20_Number" style:display-name="Page Number" style:family="text" style:parent-style-name="Default_20_Paragraph_20_Font"/>
    <style:style style:name="Texto_20_de_20_comentário_20_Char1" style:display-name="Texto de comentário Char1" style:family="text">
      <style:text-properties style:font-name="Arial1" fo:font-family="Arial" style:font-family-generic="swiss" style:font-pitch="variable" fo:font-size="12pt" style:font-size-asian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das_20_tarefas_20_Char" style:display-name="Título das tarefas Char" style:family="text" loext:linked-style-name="Título_20_das_20_tarefas">
      <style:text-properties style:font-name="Tahoma" fo:font-family="Tahoma" style:font-family-generic="swiss" style:font-pitch="variable" fo:font-size="15pt" fo:font-weight="bold" style:font-size-asian="15pt" style:font-weight-asian="bold" style:font-name-complex="Tahoma1" style:font-family-complex="Tahoma" style:font-family-generic-complex="system" style:font-pitch-complex="variable" style:font-size-complex="11pt"/>
    </style:style>
    <style:style style:name="Texto_20_introdução_20_Char_20_Char" style:display-name="Texto introdução Char Char" style:family="text" loext:linked-style-name="Texto_20_introdução">
      <style:text-properties style:font-name="Tahoma" fo:font-family="Tahoma" style:font-family-generic="swiss" style:font-pitch="variable" fo:font-size="11pt" style:font-size-asian="11pt" style:language-asian="en" style:country-asian="US" style:font-name-complex="Tahoma1" style:font-family-complex="Tahoma" style:font-family-generic-complex="system" style:font-pitch-complex="variable" style:font-size-complex="10.5pt"/>
    </style:style>
    <style:style style:name="Texto_20_de_20_balão_20_Char" style:display-name="Texto de balão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comentário_20_Char" style:display-name="Texto de comentário Char" style:family="text">
      <style:text-properties style:font-name="Calibri" fo:font-family="Calibri" style:font-family-generic="swiss" style:font-pitch="variable" style:font-name-asian="Calibri1" style:font-family-asian="Calibri" style:font-family-generic-asian="system" style:font-pitch-asian="variable" style:language-asian="en" style:country-asian="US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ssunto_20_do_20_comentário_20_Char" style:display-name="Assunto do comentário Char" style:family="text" loext:linked-style-name="annotation_20_subject">
      <style:text-properties style:font-name="Arial1" fo:font-family="Arial" style:font-family-generic="swiss" style:font-pitch="variable" fo:font-size="12pt" fo:font-weight="bold" style:font-size-asian="12pt" style:font-weight-asian="bold" style:font-weight-complex="bold"/>
    </style:style>
    <style:style style:name="Texto_20_de_20_nota_20_de_20_fim_20_Char" style:display-name="Texto de nota de fim Char" style:family="text">
      <style:text-properties style:font-name="Arial1" fo:font-family="Arial" style:font-family-generic="swiss" style:font-pitch="variable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Menção_20_Pendente1" style:display-name="Menção Pendente1" style:family="text">
      <style:text-properties fo:color="#605e5c" loext:opacity="100%" fo:background-color="#e1dfdd"/>
    </style:style>
    <style:style style:name="Placeholder_20_Text" style:display-name="Placeholder Text" style:family="text">
      <style:text-properties fo:color="#808080" loext:opacity="100%"/>
    </style:style>
    <style:style style:name="Menção_20_Pendente2" style:display-name="Menção Pendente2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rágrafo_20_da_20_Lista_20_Char" style:display-name="Parágrafo da Lista Char" style:family="text" loext:linked-style-name="List_20_Paragraph">
      <style:text-properties style:font-name="Arial1" fo:font-family="Arial" style:font-family-generic="swiss" style:font-pitch="variable" fo:font-size="12pt" style:font-size-asian="12pt"/>
    </style:style>
    <style:style style:name="Mention" style:family="text" style:parent-style-name="Default_20_Paragraph_20_Font">
      <style:text-properties fo:color="#2b579a" loext:opacity="100%" fo:background-color="#e1dfdd"/>
    </style:style>
    <style:style style:name="Rodapé_20_Char" style:display-name="Rodapé Char" style:family="text" style:parent-style-name="Default_20_Paragraph_20_Font">
      <style:text-properties style:font-name="Arial1" fo:font-family="Arial" style:font-family-generic="swiss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normal" style:font-weight-asian="normal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/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-complex="Courier New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-complex="Courier New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-complex="Courier New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-complex="Courier New" style:font-family-complex="'Courier New'" style:font-family-generic-complex="system" style:font-pitch-complex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fo:font-weight="bold" style:font-weight-asian="bold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-complex="Courier New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-complex="Courier New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-complex="Courier New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-complex="Courier New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-complex="Courier New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-complex="Courier New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-complex="Courier New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-complex="Courier New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-complex="Courier New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-complex="Courier New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-complex="Courier New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-complex="Courier New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-complex="Courier New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-complex="Courier New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>
      <style:text-properties style:font-name="Times New Roman" fo:font-family="'Times New Roman'" style:font-family-generic="roman" style:font-pitch="variable"/>
    </style:style>
    <style:style style:name="ListLabel_20_399" style:display-name="ListLabel 399" style:family="text">
      <style:text-properties style:font-name-complex="Courier New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420" style:display-name="ListLabel 420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>
      <style:text-properties fo:font-weight="bold" style:font-weight-asian="bold"/>
    </style:style>
    <style:style style:name="ListLabel_20_430" style:display-name="ListLabel 430" style:family="text">
      <style:text-properties fo:font-weight="bold" style:font-weight-asian="bold"/>
    </style:style>
    <style:style style:name="ListLabel_20_431" style:display-name="ListLabel 431" style:family="text">
      <style:text-properties fo:font-weight="bold" style:font-weight-asian="bold"/>
    </style:style>
    <style:style style:name="ListLabel_20_432" style:display-name="ListLabel 432" style:family="text">
      <style:text-properties fo:font-weight="bold" style:font-weight-asian="bold"/>
    </style:style>
    <style:style style:name="ListLabel_20_433" style:display-name="ListLabel 433" style:family="text">
      <style:text-properties fo:font-weight="bold" style:font-weight-asian="bold"/>
    </style:style>
    <style:style style:name="ListLabel_20_434" style:display-name="ListLabel 434" style:family="text">
      <style:text-properties fo:font-weight="bold" style:font-weight-asian="bold"/>
    </style:style>
    <style:style style:name="ListLabel_20_435" style:display-name="ListLabel 435" style:family="text">
      <style:text-properties fo:font-weight="bold" style:font-weight-asian="bold"/>
    </style:style>
    <style:style style:name="ListLabel_20_436" style:display-name="ListLabel 436" style:family="text">
      <style:text-properties fo:font-weight="bold" style:font-weight-asian="bold"/>
    </style:style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>
      <style:text-properties style:font-name="Times New Roman" fo:font-family="'Times New Roman'" style:font-family-generic="roman" style:font-pitch="variable"/>
    </style:style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>
      <style:text-properties style:font-name="Times New Roman" fo:font-family="'Times New Roman'" style:font-family-generic="roman" style:font-pitch="variable"/>
    </style:style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>
      <style:text-properties style:font-name="Times New Roman" fo:font-family="'Times New Roman'" style:font-family-generic="roman" style:font-pitch="variable"/>
    </style:style>
    <style:style style:name="ListLabel_20_519" style:display-name="ListLabel 519" style:family="text">
      <style:text-properties style:font-name-complex="Courier New" style:font-family-complex="'Courier New'" style:font-family-generic-complex="system" style:font-pitch-complex="variable"/>
    </style:style>
    <style:style style:name="ListLabel_20_520" style:display-name="ListLabel 520" style:family="text"/>
    <style:style style:name="ListLabel_20_521" style:display-name="ListLabel 521" style:family="text">
      <style:text-properties style:font-name="Times New Roman" fo:font-family="'Times New Roman'" style:font-family-generic="roman" style:font-pitch="variable"/>
    </style:style>
    <style:style style:name="ListLabel_20_522" style:display-name="ListLabel 522" style:family="text">
      <style:text-properties style:font-name-complex="Courier New" style:font-family-complex="'Courier New'" style:font-family-generic-complex="system" style:font-pitch-complex="variable"/>
    </style:style>
    <style:style style:name="ListLabel_20_523" style:display-name="ListLabel 523" style:family="text"/>
    <style:style style:name="ListLabel_20_524" style:display-name="ListLabel 524" style:family="text">
      <style:text-properties style:font-name="Times New Roman" fo:font-family="'Times New Roman'" style:font-family-generic="roman" style:font-pitch="variable"/>
    </style:style>
    <style:style style:name="ListLabel_20_525" style:display-name="ListLabel 525" style:family="text">
      <style:text-properties style:font-name-complex="Courier New" style:font-family-complex="'Courier New'" style:font-family-generic-complex="system" style:font-pitch-complex="variable"/>
    </style:style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37" style:display-name="ListLabel 537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46" style:display-name="ListLabel 546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55" style:display-name="ListLabel 555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64" style:display-name="ListLabel 564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73" style:display-name="ListLabel 573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>
      <style:text-properties style:font-name="Times New Roman" fo:font-family="'Times New Roman'" style:font-family-generic="roman" style:font-pitch="variable"/>
    </style:style>
    <style:style style:name="ListLabel_20_582" style:display-name="ListLabel 582" style:family="text">
      <style:text-properties style:font-name-complex="Courier New" style:font-family-complex="'Courier New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>
      <style:text-properties style:font-name="Times New Roman" fo:font-family="'Times New Roman'" style:font-family-generic="roman" style:font-pitch="variable"/>
    </style:style>
    <style:style style:name="ListLabel_20_585" style:display-name="ListLabel 585" style:family="text">
      <style:text-properties style:font-name-complex="Courier New" style:font-family-complex="'Courier New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>
      <style:text-properties style:font-name="Times New Roman" fo:font-family="'Times New Roman'" style:font-family-generic="roman" style:font-pitch="variable"/>
    </style:style>
    <style:style style:name="ListLabel_20_588" style:display-name="ListLabel 588" style:family="text">
      <style:text-properties style:font-name-complex="Courier New" style:font-family-complex="'Courier New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>
      <style:text-properties style:font-name="Times New Roman" fo:font-family="'Times New Roman'" style:font-family-generic="roman" style:font-pitch="variable"/>
    </style:style>
    <style:style style:name="ListLabel_20_591" style:display-name="ListLabel 591" style:family="text">
      <style:text-properties style:font-name-complex="Courier New" style:font-family-complex="'Courier New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>
      <style:text-properties style:font-name="Times New Roman" fo:font-family="'Times New Roman'" style:font-family-generic="roman" style:font-pitch="variable"/>
    </style:style>
    <style:style style:name="ListLabel_20_594" style:display-name="ListLabel 594" style:family="text">
      <style:text-properties style:font-name-complex="Courier New" style:font-family-complex="'Courier New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>
      <style:text-properties style:font-name="Times New Roman" fo:font-family="'Times New Roman'" style:font-family-generic="roman" style:font-pitch="variable"/>
    </style:style>
    <style:style style:name="ListLabel_20_597" style:display-name="ListLabel 597" style:family="text">
      <style:text-properties style:font-name-complex="Courier New" style:font-family-complex="'Courier New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>
      <style:text-properties style:font-name="Times New Roman" fo:font-family="'Times New Roman'" style:font-family-generic="roman" style:font-pitch="variable"/>
    </style:style>
    <style:style style:name="ListLabel_20_600" style:display-name="ListLabel 600" style:family="text">
      <style:text-properties style:font-name-complex="Courier New" style:font-family-complex="'Courier New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>
      <style:text-properties style:font-name="Times New Roman" fo:font-family="'Times New Roman'" style:font-family-generic="roman" style:font-pitch="variable"/>
    </style:style>
    <style:style style:name="ListLabel_20_603" style:display-name="ListLabel 603" style:family="text">
      <style:text-properties style:font-name-complex="Courier New" style:font-family-complex="'Courier New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>
      <style:text-properties style:font-name="Times New Roman" fo:font-family="'Times New Roman'" style:font-family-generic="roman" style:font-pitch="variable"/>
    </style:style>
    <style:style style:name="ListLabel_20_606" style:display-name="ListLabel 606" style:family="text">
      <style:text-properties style:font-name-complex="Courier New" style:font-family-complex="'Courier New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>
      <style:text-properties style:font-name="Times New Roman" fo:font-family="'Times New Roman'" style:font-family-generic="roman" style:font-pitch="variable"/>
    </style:style>
    <style:style style:name="ListLabel_20_618" style:display-name="ListLabel 618" style:family="text">
      <style:text-properties style:font-name-complex="Courier New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>
      <style:text-properties style:font-name="Times New Roman" fo:font-family="'Times New Roman'" style:font-family-generic="roman" style:font-pitch="variable"/>
    </style:style>
    <style:style style:name="ListLabel_20_621" style:display-name="ListLabel 621" style:family="text">
      <style:text-properties style:font-name-complex="Courier New" style:font-family-complex="'Courier New'" style:font-family-generic-complex="system" style:font-pitch-complex="variable"/>
    </style:style>
    <style:style style:name="ListLabel_20_622" style:display-name="ListLabel 622" style:family="text"/>
    <style:style style:name="ListLabel_20_623" style:display-name="ListLabel 623" style:family="text">
      <style:text-properties style:font-name="Times New Roman" fo:font-family="'Times New Roman'" style:font-family-generic="roman" style:font-pitch="variable"/>
    </style:style>
    <style:style style:name="ListLabel_20_624" style:display-name="ListLabel 624" style:family="text">
      <style:text-properties style:font-name-complex="Courier New" style:font-family-complex="'Courier New'" style:font-family-generic-complex="system" style:font-pitch-complex="variable"/>
    </style:style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636" style:display-name="ListLabel 636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>
      <style:text-properties style:font-name="Times New Roman" fo:font-family="'Times New Roman'" style:font-family-generic="roman" style:font-pitch="variable"/>
    </style:style>
    <style:style style:name="ListLabel_20_654" style:display-name="ListLabel 654" style:family="text">
      <style:text-properties style:font-name-complex="Courier New" style:font-family-complex="'Courier New'" style:font-family-generic-complex="system" style:font-pitch-complex="variable"/>
    </style:style>
    <style:style style:name="ListLabel_20_655" style:display-name="ListLabel 655" style:family="text"/>
    <style:style style:name="ListLabel_20_656" style:display-name="ListLabel 656" style:family="text">
      <style:text-properties style:font-name="Times New Roman" fo:font-family="'Times New Roman'" style:font-family-generic="roman" style:font-pitch="variable"/>
    </style:style>
    <style:style style:name="ListLabel_20_657" style:display-name="ListLabel 657" style:family="text">
      <style:text-properties style:font-name-complex="Courier New" style:font-family-complex="'Courier New'" style:font-family-generic-complex="system" style:font-pitch-complex="variable"/>
    </style:style>
    <style:style style:name="ListLabel_20_658" style:display-name="ListLabel 658" style:family="text"/>
    <style:style style:name="ListLabel_20_659" style:display-name="ListLabel 659" style:family="text">
      <style:text-properties style:font-name="Times New Roman" fo:font-family="'Times New Roman'" style:font-family-generic="roman" style:font-pitch="variable"/>
    </style:style>
    <style:style style:name="ListLabel_20_660" style:display-name="ListLabel 660" style:family="text">
      <style:text-properties style:font-name-complex="Courier New" style:font-family-complex="'Courier New'" style:font-family-generic-complex="system" style:font-pitch-complex="variable"/>
    </style:style>
    <style:style style:name="ListLabel_20_661" style:display-name="ListLabel 661" style:family="text"/>
    <style:style style:name="ListLabel_20_662" style:display-name="ListLabel 662" style:family="text">
      <style:text-properties style:font-name="Times New Roman" fo:font-family="'Times New Roman'" style:font-family-generic="roman" style:font-pitch="variable"/>
    </style:style>
    <style:style style:name="ListLabel_20_663" style:display-name="ListLabel 663" style:family="text">
      <style:text-properties style:font-name-complex="Courier New" style:font-family-complex="'Courier New'" style:font-family-generic-complex="system" style:font-pitch-complex="variable"/>
    </style:style>
    <style:style style:name="ListLabel_20_664" style:display-name="ListLabel 664" style:family="text"/>
    <style:style style:name="ListLabel_20_665" style:display-name="ListLabel 665" style:family="text">
      <style:text-properties style:font-name="Times New Roman" fo:font-family="'Times New Roman'" style:font-family-generic="roman" style:font-pitch="variable"/>
    </style:style>
    <style:style style:name="ListLabel_20_666" style:display-name="ListLabel 666" style:family="text">
      <style:text-properties style:font-name-complex="Courier New" style:font-family-complex="'Courier New'" style:font-family-generic-complex="system" style:font-pitch-complex="variable"/>
    </style:style>
    <style:style style:name="ListLabel_20_667" style:display-name="ListLabel 667" style:family="text"/>
    <style:style style:name="ListLabel_20_668" style:display-name="ListLabel 668" style:family="text">
      <style:text-properties style:font-name="Times New Roman" fo:font-family="'Times New Roman'" style:font-family-generic="roman" style:font-pitch="variable"/>
    </style:style>
    <style:style style:name="ListLabel_20_669" style:display-name="ListLabel 669" style:family="text">
      <style:text-properties style:font-name-complex="Courier New" style:font-family-complex="'Courier New'" style:font-family-generic-complex="system" style:font-pitch-complex="variable"/>
    </style:style>
    <style:style style:name="ListLabel_20_670" style:display-name="ListLabel 670" style:family="text"/>
    <style:style style:name="ListLabel_20_671" style:display-name="ListLabel 671" style:family="text">
      <style:text-properties style:font-name="Times New Roman" fo:font-family="'Times New Roman'" style:font-family-generic="roman" style:font-pitch="variable"/>
    </style:style>
    <style:style style:name="ListLabel_20_672" style:display-name="ListLabel 672" style:family="text">
      <style:text-properties style:font-name-complex="Courier New" style:font-family-complex="'Courier New'" style:font-family-generic-complex="system" style:font-pitch-complex="variable"/>
    </style:style>
    <style:style style:name="ListLabel_20_673" style:display-name="ListLabel 673" style:family="text"/>
    <style:style style:name="ListLabel_20_674" style:display-name="ListLabel 674" style:family="text">
      <style:text-properties style:font-name="Times New Roman" fo:font-family="'Times New Roman'" style:font-family-generic="roman" style:font-pitch="variable"/>
    </style:style>
    <style:style style:name="ListLabel_20_675" style:display-name="ListLabel 675" style:family="text">
      <style:text-properties style:font-name-complex="Courier New" style:font-family-complex="'Courier New'" style:font-family-generic-complex="system" style:font-pitch-complex="variable"/>
    </style:style>
    <style:style style:name="ListLabel_20_676" style:display-name="ListLabel 676" style:family="text"/>
    <style:style style:name="ListLabel_20_677" style:display-name="ListLabel 677" style:family="text">
      <style:text-properties style:font-name="Times New Roman" fo:font-family="'Times New Roman'" style:font-family-generic="roman" style:font-pitch="variable"/>
    </style:style>
    <style:style style:name="ListLabel_20_678" style:display-name="ListLabel 678" style:family="text">
      <style:text-properties style:font-name-complex="Courier New" style:font-family-complex="'Courier New'" style:font-family-generic-complex="system" style:font-pitch-complex="variable"/>
    </style:style>
    <style:style style:name="ListLabel_20_679" style:display-name="ListLabel 679" style:family="text"/>
    <style:style style:name="ListLabel_20_680" style:display-name="ListLabel 680" style:family="text">
      <style:text-properties style:font-name="Times New Roman" fo:font-family="'Times New Roman'" style:font-family-generic="roman" style:font-pitch="variable"/>
    </style:style>
    <style:style style:name="ListLabel_20_681" style:display-name="ListLabel 681" style:family="text">
      <style:text-properties style:font-name-complex="Courier New" style:font-family-complex="'Courier New'" style:font-family-generic-complex="system" style:font-pitch-complex="variable"/>
    </style:style>
    <style:style style:name="ListLabel_20_682" style:display-name="ListLabel 682" style:family="text"/>
    <style:style style:name="ListLabel_20_683" style:display-name="ListLabel 683" style:family="text">
      <style:text-properties style:font-name="Times New Roman" fo:font-family="'Times New Roman'" style:font-family-generic="roman" style:font-pitch="variable"/>
    </style:style>
    <style:style style:name="ListLabel_20_684" style:display-name="ListLabel 684" style:family="text">
      <style:text-properties style:font-name-complex="Courier New" style:font-family-complex="'Courier New'" style:font-family-generic-complex="system" style:font-pitch-complex="variable"/>
    </style:style>
    <style:style style:name="ListLabel_20_685" style:display-name="ListLabel 685" style:family="text"/>
    <style:style style:name="ListLabel_20_686" style:display-name="ListLabel 686" style:family="text">
      <style:text-properties style:font-name="Times New Roman" fo:font-family="'Times New Roman'" style:font-family-generic="roman" style:font-pitch="variable"/>
    </style:style>
    <style:style style:name="ListLabel_20_687" style:display-name="ListLabel 687" style:family="text">
      <style:text-properties style:font-name-complex="Courier New" style:font-family-complex="'Courier New'" style:font-family-generic-complex="system" style:font-pitch-complex="variable"/>
    </style:style>
    <style:style style:name="ListLabel_20_688" style:display-name="ListLabel 688" style:family="text"/>
    <style:style style:name="ListLabel_20_689" style:display-name="ListLabel 689" style:family="text">
      <style:text-properties style:font-name="Times New Roman" fo:font-family="'Times New Roman'" style:font-family-generic="roman" style:font-pitch="variable"/>
    </style:style>
    <style:style style:name="ListLabel_20_690" style:display-name="ListLabel 690" style:family="text">
      <style:text-properties style:font-name-complex="Courier New" style:font-family-complex="'Courier New'" style:font-family-generic-complex="system" style:font-pitch-complex="variable"/>
    </style:style>
    <style:style style:name="ListLabel_20_691" style:display-name="ListLabel 691" style:family="text"/>
    <style:style style:name="ListLabel_20_692" style:display-name="ListLabel 692" style:family="text">
      <style:text-properties style:font-name="Times New Roman" fo:font-family="'Times New Roman'" style:font-family-generic="roman" style:font-pitch="variable"/>
    </style:style>
    <style:style style:name="ListLabel_20_693" style:display-name="ListLabel 693" style:family="text">
      <style:text-properties style:font-name-complex="Courier New" style:font-family-complex="'Courier New'" style:font-family-generic-complex="system" style:font-pitch-complex="variable"/>
    </style:style>
    <style:style style:name="ListLabel_20_694" style:display-name="ListLabel 694" style:family="text"/>
    <style:style style:name="ListLabel_20_695" style:display-name="ListLabel 695" style:family="text">
      <style:text-properties style:font-name="Times New Roman" fo:font-family="'Times New Roman'" style:font-family-generic="roman" style:font-pitch="variable"/>
    </style:style>
    <style:style style:name="ListLabel_20_696" style:display-name="ListLabel 696" style:family="text">
      <style:text-properties style:font-name-complex="Courier New" style:font-family-complex="'Courier New'" style:font-family-generic-complex="system" style:font-pitch-complex="variable"/>
    </style:style>
    <style:style style:name="ListLabel_20_697" style:display-name="ListLabel 697" style:family="text"/>
    <style:style style:name="ListLabel_20_698" style:display-name="ListLabel 698" style:family="text">
      <style:text-properties style:font-name-complex="Courier New" style:font-family-complex="'Courier New'" style:font-family-generic-complex="system" style:font-pitch-complex="variable"/>
    </style:style>
    <style:style style:name="ListLabel_20_699" style:display-name="ListLabel 699" style:family="text">
      <style:text-properties style:font-name-complex="Courier New" style:font-family-complex="'Courier New'" style:font-family-generic-complex="system" style:font-pitch-complex="variable"/>
    </style:style>
    <style:style style:name="ListLabel_20_700" style:display-name="ListLabel 700" style:family="text"/>
    <style:style style:name="ListLabel_20_701" style:display-name="ListLabel 701" style:family="text">
      <style:text-properties style:font-name="Times New Roman" fo:font-family="'Times New Roman'" style:font-family-generic="roman" style:font-pitch="variable"/>
    </style:style>
    <style:style style:name="ListLabel_20_702" style:display-name="ListLabel 702" style:family="text">
      <style:text-properties style:font-name-complex="Courier New" style:font-family-complex="'Courier New'" style:font-family-generic-complex="system" style:font-pitch-complex="variable"/>
    </style:style>
    <style:style style:name="ListLabel_20_703" style:display-name="ListLabel 703" style:family="text"/>
    <style:style style:name="ListLabel_20_704" style:display-name="ListLabel 704" style:family="text">
      <style:text-properties style:font-name="Times New Roman" fo:font-family="'Times New Roman'" style:font-family-generic="roman" style:font-pitch="variable"/>
    </style:style>
    <style:style style:name="ListLabel_20_705" style:display-name="ListLabel 705" style:family="text">
      <style:text-properties style:font-name-complex="Courier New" style:font-family-complex="'Courier New'" style:font-family-generic-complex="system" style:font-pitch-complex="variable"/>
    </style:style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>
      <style:text-properties style:font-name-complex="Courier New" style:font-family-complex="'Courier New'" style:font-family-generic-complex="system" style:font-pitch-complex="variable"/>
    </style:style>
    <style:style style:name="ListLabel_20_709" style:display-name="ListLabel 709" style:family="text"/>
    <style:style style:name="ListLabel_20_710" style:display-name="ListLabel 710" style:family="text">
      <style:text-properties style:font-name="Times New Roman" fo:font-family="'Times New Roman'" style:font-family-generic="roman" style:font-pitch="variable"/>
    </style:style>
    <style:style style:name="ListLabel_20_711" style:display-name="ListLabel 711" style:family="text">
      <style:text-properties style:font-name-complex="Courier New" style:font-family-complex="'Courier New'" style:font-family-generic-complex="system" style:font-pitch-complex="variable"/>
    </style:style>
    <style:style style:name="ListLabel_20_712" style:display-name="ListLabel 712" style:family="text"/>
    <style:style style:name="ListLabel_20_713" style:display-name="ListLabel 713" style:family="text">
      <style:text-properties style:font-name="Times New Roman" fo:font-family="'Times New Roman'" style:font-family-generic="roman" style:font-pitch="variable"/>
    </style:style>
    <style:style style:name="ListLabel_20_714" style:display-name="ListLabel 714" style:family="text">
      <style:text-properties style:font-name-complex="Courier New" style:font-family-complex="'Courier New'" style:font-family-generic-complex="system" style:font-pitch-complex="variable"/>
    </style:style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>
      <style:text-properties style:font-name="Times New Roman" fo:font-family="'Times New Roman'" style:font-family-generic="roman" style:font-pitch="variable"/>
    </style:style>
    <style:style style:name="ListLabel_20_720" style:display-name="ListLabel 720" style:family="text">
      <style:text-properties style:font-name-complex="Courier New" style:font-family-complex="'Courier New'" style:font-family-generic-complex="system" style:font-pitch-complex="variable"/>
    </style:style>
    <style:style style:name="ListLabel_20_721" style:display-name="ListLabel 721" style:family="text"/>
    <style:style style:name="ListLabel_20_722" style:display-name="ListLabel 722" style:family="text">
      <style:text-properties style:font-name="Times New Roman" fo:font-family="'Times New Roman'" style:font-family-generic="roman" style:font-pitch="variable"/>
    </style:style>
    <style:style style:name="ListLabel_20_723" style:display-name="ListLabel 723" style:family="text">
      <style:text-properties style:font-name-complex="Courier New" style:font-family-complex="'Courier New'" style:font-family-generic-complex="system" style:font-pitch-complex="variable"/>
    </style:style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>
      <style:text-properties style:font-name="Times New Roman" fo:font-family="'Times New Roman'" style:font-family-generic="roman" style:font-pitch="variable"/>
    </style:style>
    <style:style style:name="ListLabel_20_753" style:display-name="ListLabel 753" style:family="text">
      <style:text-properties style:font-name-complex="Courier New" style:font-family-complex="'Courier New'" style:font-family-generic-complex="system" style:font-pitch-complex="variable"/>
    </style:style>
    <style:style style:name="ListLabel_20_754" style:display-name="ListLabel 754" style:family="text"/>
    <style:style style:name="ListLabel_20_755" style:display-name="ListLabel 755" style:family="text">
      <style:text-properties style:font-name="Times New Roman" fo:font-family="'Times New Roman'" style:font-family-generic="roman" style:font-pitch="variable"/>
    </style:style>
    <style:style style:name="ListLabel_20_756" style:display-name="ListLabel 756" style:family="text">
      <style:text-properties style:font-name-complex="Courier New" style:font-family-complex="'Courier New'" style:font-family-generic-complex="system" style:font-pitch-complex="variable"/>
    </style:style>
    <style:style style:name="ListLabel_20_757" style:display-name="ListLabel 757" style:family="text"/>
    <style:style style:name="ListLabel_20_758" style:display-name="ListLabel 758" style:family="text">
      <style:text-properties style:font-name="Times New Roman" fo:font-family="'Times New Roman'" style:font-family-generic="roman" style:font-pitch="variable"/>
    </style:style>
    <style:style style:name="ListLabel_20_759" style:display-name="ListLabel 759" style:family="text">
      <style:text-properties style:font-name-complex="Courier New" style:font-family-complex="'Courier New'" style:font-family-generic-complex="system" style:font-pitch-complex="variable"/>
    </style:style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>
      <style:text-properties style:font-name="Times New Roman" fo:font-family="'Times New Roman'" style:font-family-generic="roman" style:font-pitch="variable"/>
    </style:style>
    <style:style style:name="ListLabel_20_771" style:display-name="ListLabel 771" style:family="text">
      <style:text-properties style:font-name-complex="Courier New" style:font-family-complex="'Courier New'" style:font-family-generic-complex="system" style:font-pitch-complex="variable"/>
    </style:style>
    <style:style style:name="ListLabel_20_772" style:display-name="ListLabel 772" style:family="text"/>
    <style:style style:name="ListLabel_20_773" style:display-name="ListLabel 773" style:family="text">
      <style:text-properties style:font-name="Times New Roman" fo:font-family="'Times New Roman'" style:font-family-generic="roman" style:font-pitch="variable"/>
    </style:style>
    <style:style style:name="ListLabel_20_774" style:display-name="ListLabel 774" style:family="text">
      <style:text-properties style:font-name-complex="Courier New" style:font-family-complex="'Courier New'" style:font-family-generic-complex="system" style:font-pitch-complex="variable"/>
    </style:style>
    <style:style style:name="ListLabel_20_775" style:display-name="ListLabel 775" style:family="text"/>
    <style:style style:name="ListLabel_20_776" style:display-name="ListLabel 776" style:family="text">
      <style:text-properties style:font-name="Times New Roman" fo:font-family="'Times New Roman'" style:font-family-generic="roman" style:font-pitch="variable"/>
    </style:style>
    <style:style style:name="ListLabel_20_777" style:display-name="ListLabel 777" style:family="text">
      <style:text-properties style:font-name-complex="Courier New" style:font-family-complex="'Courier New'" style:font-family-generic-complex="system" style:font-pitch-complex="variable"/>
    </style:style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>
      <style:text-properties style:font-name="Times New Roman" fo:font-family="'Times New Roman'" style:font-family-generic="roman" style:font-pitch="variable"/>
    </style:style>
    <style:style style:name="ListLabel_20_789" style:display-name="ListLabel 789" style:family="text">
      <style:text-properties style:font-name-complex="Courier New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>
      <style:text-properties style:font-name="Times New Roman" fo:font-family="'Times New Roman'" style:font-family-generic="roman" style:font-pitch="variable"/>
    </style:style>
    <style:style style:name="ListLabel_20_792" style:display-name="ListLabel 792" style:family="text">
      <style:text-properties style:font-name-complex="Courier New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>
      <style:text-properties style:font-name="Times New Roman" fo:font-family="'Times New Roman'" style:font-family-generic="roman" style:font-pitch="variable"/>
    </style:style>
    <style:style style:name="ListLabel_20_795" style:display-name="ListLabel 795" style:family="text">
      <style:text-properties style:font-name-complex="Courier New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557cm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0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6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4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5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02" loext:num-list-format="%1%.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03" loext:num-list-format="%1%.%2%)" style:num-suffix=")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4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05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06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07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08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09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10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1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1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1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2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21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22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23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24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25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26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27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28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29" loext:num-list-format="%1%.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30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31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2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33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4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35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36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37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3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4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0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0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82cm" fo:margin-left="1.455cm"/>
        </style:list-level-properties>
      </text:list-level-style-number>
      <text:list-level-style-number text:level="3" text:style-name="ListLabel_20_4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4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4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4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4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4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4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9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8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3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37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4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46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54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5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63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64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57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73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5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5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6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36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4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ListLabel_20_6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6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6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ListLabel_20_6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ListLabel_20_6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70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1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72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ListLabel_20_7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ListLabel_20_727" loext:num-list-format="%3%)" style:num-suffix=")" style:num-format="1">
        <style:list-level-properties text:list-level-position-and-space-mode="label-alignment">
          <style:list-level-label-alignment text:label-followed-by="listtab" fo:text-indent="-0.318cm" fo:margin-left="4.06cm"/>
        </style:list-level-properties>
      </text:list-level-style-number>
      <text:list-level-style-number text:level="4" text:style-name="ListLabel_20_7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ListLabel_20_7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ListLabel_20_7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ListLabel_20_7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ListLabel_20_7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ListLabel_20_7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text:style-name="ListLabel_20_73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378cm"/>
        </style:list-level-properties>
      </text:list-level-style-number>
      <text:list-level-style-number text:level="2" text:style-name="ListLabel_20_7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48cm"/>
        </style:list-level-properties>
      </text:list-level-style-number>
      <text:list-level-style-number text:level="3" text:style-name="ListLabel_20_7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18cm"/>
        </style:list-level-properties>
      </text:list-level-style-number>
      <text:list-level-style-number text:level="4" text:style-name="ListLabel_20_7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188cm"/>
        </style:list-level-properties>
      </text:list-level-style-number>
      <text:list-level-style-number text:level="5" text:style-name="ListLabel_20_7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58cm"/>
        </style:list-level-properties>
      </text:list-level-style-number>
      <text:list-level-style-number text:level="6" text:style-name="ListLabel_20_7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28cm"/>
        </style:list-level-properties>
      </text:list-level-style-number>
      <text:list-level-style-number text:level="7" text:style-name="ListLabel_20_7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998cm"/>
        </style:list-level-properties>
      </text:list-level-style-number>
      <text:list-level-style-number text:level="8" text:style-name="ListLabel_20_7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68cm"/>
        </style:list-level-properties>
      </text:list-level-style-number>
      <text:list-level-style-number text:level="9" text:style-name="ListLabel_20_7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7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77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7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79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9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text:style-name="ListLabel_20_80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8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8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8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8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8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8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815" loext:num-list-format="%1%)" style:num-suffix=")" style:num-format="1">
        <style:list-level-properties text:list-level-position-and-space-mode="label-alignment">
          <style:list-level-label-alignment text:label-followed-by="listtab" fo:text-indent="-0.318cm" fo:margin-left="4.06cm"/>
        </style:list-level-properties>
      </text:list-level-style-number>
      <text:list-level-style-number text:level="2" text:style-name="ListLabel_20_8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rame_20_contents">
      <style:paragraph-properties fo:margin-top="0.212cm" fo:margin-bottom="0cm" style:contextual-spacing="false"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solid" draw:fill-color="#2e75b6"/>
      <style:paragraph-properties fo:text-align="start"/>
      <style:text-properties fo:font-size="18pt"/>
    </style:style>
    <style:style style:name="MP4" style:family="paragraph" style:parent-style-name="Footer">
      <style:text-properties fo:font-size="9pt" style:font-size-asian="9pt" style:font-size-complex="7pt"/>
    </style:style>
    <style:style style:name="MT1" style:family="text">
      <style:text-properties fo:font-weight="bold" style:font-weight-asian="bold" style:font-size-complex="12pt"/>
    </style:style>
    <style:style style:name="MT2" style:family="text">
      <style:text-properties fo:font-variant="small-caps" fo:color="#ffffff" loext:opacity="100%" fo:font-weight="bold" style:font-weight-asian="bold" style:font-name-complex="Calibri1" style:font-size-complex="12pt">
        <loext:char-complex-color loext:theme-type="light1" loext:color-type="theme"/>
      </style:text-properties>
    </style:style>
    <style:style style:name="MT3" style:family="text">
      <style:text-properties fo:color="#000000" loext:opacity="100%" style:font-name="Calibri" fo:font-size="10pt" style:font-size-asian="10pt" style:font-name-complex="Calibri1"/>
    </style:style>
    <style:style style:name="MT4" style:family="text">
      <style:text-properties fo:font-size="10pt" style:font-size-asian="10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10pt" fo:font-weight="bold" style:font-size-asian="10pt" style:font-weight-asian="bold" style:font-weight-complex="bold"/>
    </style:style>
    <style:style style:name="MT7" style:family="text">
      <style:text-properties fo:font-size="9pt" style:font-size-asian="9pt" style:font-size-complex="7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2e75b6" draw:stroke-linejoin="miter" svg:stroke-linecap="butt" draw:fill="solid" draw:fill-color="#2e75b6" draw:textarea-vertical-align="top" draw:auto-grow-height="false" fo:min-height="2.251cm" fo:min-width="21.19cm" fo:padding-top="0.125cm" fo:padding-bottom="0.125cm" fo:padding-left="0.25cm" fo:padding-right="0.25cm" fo:wrap-option="wrap" loext:decorative="false" fo:margin-left="0cm" fo:margin-right="0.062cm" fo:margin-top="0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7500"/>
        </loext:stroke-complex-color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76cm" fo:min-width="20.045cm" fo:padding-top="0cm" fo:padding-bottom="0cm" fo:padding-left="0.706cm" fo:padding-right="0.254cm" fo:wrap-option="wrap" loext:decorative="false" fo:margin-left="0cm" fo:margin-right="0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01cm" fo:margin-bottom="1cm" fo:margin-left="2.501cm" fo:margin-right="2cm" style:writing-mode="lr-tb" style:layout-grid-color="#c0c0c0" style:layout-grid-lines="241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Text Box 1" draw:style-name="Mgr1" draw:text-style-name="MP2" svg:width="13.604cm" svg:height="1.773cm" svg:x="-0.855cm" svg:y="-1.034cm"><text:p text:style-name="MP1" loext:marker-style-name="MT1"><text:span text:style-name="MT2">FORMULÁRIO DE SOLICITAÇÃO DE ORÇAMENTO DE CONEXÃO DE MICROGERAÇÃO E MINIGERAÇÃO DISTRIBUÍ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3" text:anchor-type="char" svg:x="12.984cm" svg:y="-1.501cm" svg:width="5.514cm" svg:height="2.649cm" draw:z-index="8"><draw:image xlink:href="Pictures/1000000100000271000001204E90B4C2.png" xlink:type="simple" xlink:show="embed" xlink:actuate="onLoad" draw:mime-type="image/png"/><svg:desc>Logotipo, nome da empresa

Descrição gerada automaticamente</svg:desc></draw:frame><draw:custom-shape text:anchor-type="char" draw:z-index="8" draw:name="Retângulo 1" draw:style-name="Mgr2" draw:text-style-name="MP3" svg:width="21.69cm" svg:height="2.5cm" svg:x="-2.54cm" svg:y="-1.6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Caixa de Texto 2" draw:style-name="Mgr3" draw:text-style-name="MP2" svg:width="21.003cm" svg:height="0.759cm" svg:x="0cm" svg:y="0.529cm"><svg:desc>{"HashCode":212578445,"Height":842.0,"Width":595.0,"Placement":"Header","Index":"Primary","Section":1,"Top":0.0,"Left":0.0}</svg:desc><text:p text:style-name="Frame_20_contents" loext:marker-style-name="MT3"><text:span text:style-name="MT3">Uso Público CPF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/>
        <text:p text:style-name="Footer"/>
        <text:p text:style-name="Footer" loext:marker-style-name="MT4"><text:span text:style-name="MT5">Formulário em atendimento à Resolução Homologatória nº 3.354, de 23/07/2024.</text:span><text:span text:style-name="MT4"><text:tab/>Página </text:span><text:span text:style-name="MT6"><text:page-number style:num-format="1" text:select-page="current">3</text:page-number></text:span><text:span text:style-name="MT4"><text:s/>de </text:span><text:span text:style-name="MT6"><text:page-count>3</text:page-count></text:span></text:p>
        <text:p text:style-name="MP4" loext:marker-style-name="MT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Procedimentos para ajustes da tensão de operação</dc:title>
    <meta:initial-creator>Suporte Local</meta:initial-creator>
    <meta:editing-cycles>34</meta:editing-cycles>
    <meta:print-date>2023-06-15T19:11:00</meta:print-date>
    <meta:creation-date>2024-09-16T11:14:00</meta:creation-date>
    <dc:date>2025-04-15T17:37:13.734563800</dc:date>
    <meta:editing-duration>PT33M1S</meta:editing-duration>
    <meta:generator>LibreOffice/25.2.2.2$Windows_X86_64 LibreOffice_project/7370d4be9e3cf6031a51beef54ff3bda878e3fac</meta:generator>
    <meta:document-statistic meta:table-count="1" meta:image-count="1" meta:object-count="0" meta:page-count="3" meta:paragraph-count="91" meta:word-count="1194" meta:character-count="7911" meta:non-whitespace-character-count="6767"/>
    <meta:user-defined meta:name="AppVersion">16.0000</meta:user-defined>
    <meta:user-defined meta:name="Company">CPFL</meta:user-defined>
    <meta:user-defined meta:name="ContentTypeId">0x010100309B20D27734484280A73309BF4D140F</meta:user-defined>
    <meta:user-defined meta:name="DocSecurity" meta:value-type="float">8</meta:user-defined>
    <meta:user-defined meta:name="MSIP_Label_263c2570-622b-435c-a1e7-755f37a0817f_ActionId" meta:value-type="string">f4033811-f3be-4aa1-9eb2-584cc3f489a7</meta:user-defined>
    <meta:user-defined meta:name="MSIP_Label_263c2570-622b-435c-a1e7-755f37a0817f_ContentBits" meta:value-type="string">1</meta:user-defined>
    <meta:user-defined meta:name="MSIP_Label_263c2570-622b-435c-a1e7-755f37a0817f_Enabled" meta:value-type="string">true</meta:user-defined>
    <meta:user-defined meta:name="MSIP_Label_263c2570-622b-435c-a1e7-755f37a0817f_Method" meta:value-type="string">Privileged</meta:user-defined>
    <meta:user-defined meta:name="MSIP_Label_263c2570-622b-435c-a1e7-755f37a0817f_Name" meta:value-type="string">Publico</meta:user-defined>
    <meta:user-defined meta:name="MSIP_Label_263c2570-622b-435c-a1e7-755f37a0817f_SetDate" meta:value-type="string">2023-06-14T18:41:41Z</meta:user-defined>
    <meta:user-defined meta:name="MSIP_Label_263c2570-622b-435c-a1e7-755f37a0817f_SiteId" meta:value-type="string">93546618-e20a-4fd3-a884-9e33ca7234a7</meta:user-defined>
    <meta:user-defined meta:name="MediaServiceImageTags" meta:value-type="string"/>
    <meta:template xlink:type="simple" xlink:actuate="onRequest" xlink:title="Normal" xlink:href=""/>
  </office:meta>
</office:document-meta>
</file>